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7.022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uchazeč</text:p>
          </table:table-cell>
          <table:table-cell office:value-type="string" calcext:value-type="string">
            <text:p>přepočtená nabídková cena za měsíc</text:p>
          </table:table-cell>
          <table:table-cell office:value-type="string" calcext:value-type="string">
            <text:p>cena za zpracování roku 2016</text:p>
          </table:table-cell>
          <table:table-cell office:value-type="string" calcext:value-type="string">
            <text:p>poznámk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dana Tichavská</text:p>
          </table:table-cell>
          <table:table-cell office:value-type="float" office:value="3900" calcext:value-type="float">
            <text:p>3900</text:p>
          </table:table-cell>
          <table:table-cell office:value-type="float" office:value="7800" calcext:value-type="float">
            <text:p>7800</text:p>
          </table:table-cell>
          <table:table-cell office:value-type="string" calcext:value-type="string">
            <text:p>uchazečka není plátcem DPH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Petr Franěk</text:p>
          </table:table-cell>
          <table:table-cell table:style-name="ce1" office:value-type="float" office:value="3400" calcext:value-type="float">
            <text:p>34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string" calcext:value-type="string">
            <text:p>vítězný uchazeč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ALVARIUM s.r.o.</text:p>
          </table:table-cell>
          <table:table-cell office:value-type="float" office:value="4129" calcext:value-type="float">
            <text:p>4129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ena za měsíc 3629 + 6000 za rok za závěrku; neuvedeno, zda-li cena za roční závěrku je včetně DP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eny jsou uvedeny v Kč včetně DPH.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.00.0000</text:date>, <text:time style:data-style-name="N2" text:time-value="20:26:47.565060545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Kolaja</meta:initial-creator>
    <meta:creation-date>2017-01-28T12:22:44.587245540</meta:creation-date>
    <dc:date>2017-01-31T20:28:25.004815237</dc:date>
    <dc:creator>Marcel Kolaja</dc:creator>
    <meta:editing-duration>PT12M15S</meta:editing-duration>
    <meta:editing-cycles>5</meta:editing-cycles>
    <meta:generator>LibreOffice/4.3.3.2$Linux_X86_64 LibreOffice_project/430m0$Build-2</meta:generator>
    <meta:document-statistic meta:table-count="1" meta:cell-count="17" meta:object-count="0"/>
  </office:meta>
</office:document-meta>
</file>